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.0381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none" fo:border-right="0.0034in solid #000000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.0381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="0.0034in solid #000000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9" style:family="table-column">
      <style:table-column-properties style:column-width="3.3465in" style:use-optimal-column-width="false"/>
    </style:style>
    <style:style style:name="TableColumn30" style:family="table-column">
      <style:table-column-properties style:column-width="3.3465in" style:use-optimal-column-width="false"/>
    </style:style>
    <style:style style:name="Table28" style:family="table">
      <style:table-properties style:width="6.693in" fo:margin-left="0.0381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="0.0034in solid #000000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" style:family="table-column">
      <style:table-column-properties style:column-width="3.3465in" style:use-optimal-column-width="false"/>
    </style:style>
    <style:style style:name="TableColumn41" style:family="table-column">
      <style:table-column-properties style:column-width="3.3465in" style:use-optimal-column-width="false"/>
    </style:style>
    <style:style style:name="Table39" style:family="table">
      <style:table-properties style:width="6.693in" fo:margin-left="0.0381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="0.0034in solid #000000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1" style:family="table-column">
      <style:table-column-properties style:column-width="3.3465in" style:use-optimal-column-width="false"/>
    </style:style>
    <style:style style:name="TableColumn52" style:family="table-column">
      <style:table-column-properties style:column-width="3.3465in" style:use-optimal-column-width="false"/>
    </style:style>
    <style:style style:name="Table50" style:family="table">
      <style:table-properties style:width="6.693in" fo:margin-left="0.0381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0.0034in solid #000000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P2"><text:tab/>Formando Equipo</text:p>
      <text:p text:style-name="Standard"/>
      <text:p text:style-name="Standard">00_No hay equipo:</text:p>
      <text:p text:style-name="Standard"/>
      <text:p text:style-name="Standard"><text:tab/>- Descripción: Busco el error donde<text:s/>el programa no identifique que no hay equipo.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<text:s/>(Esperado)</text:p>
          </table:table-cell>
        </table:table-row>
        <table:table-row table:style-name="TableRow11">
          <table:table-cell table:style-name="TableCell12">
            <text:p text:style-name="TableContents">3</text:p>
            <text:p text:style-name="TableContents">2</text:p>
            <text:p text:style-name="TableContents">abc</text:p>
            <text:p text:style-name="TableContents">bca</text:p>
          </table:table-cell>
          <table:table-cell table:style-name="TableCell13">
            <text:p text:style-name="TableContents">No hay equipo</text:p>
          </table:table-cell>
        </table:table-row>
        <table:table-row table:style-name="TableRow14"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</table:table-row>
      </table:table>
      <text:p text:style-name="Standard"/>
      <text:p text:style-name="Standard"/>
      <text:p text:style-name="Standard">01_Empatan_3_equipos:</text:p>
      <text:p text:style-name="Standard"><text:tab/>Descripción: Busco el error donde el programa no encuentre un equipo.</text:p>
      <text:p text:style-name="Standard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N</text:p>
          </table:table-cell>
          <table:table-cell table:style-name="TableCell23">
            <text:p text:style-name="P24">OUT (Esperado)</text:p>
          </table:table-cell>
        </table:table-row>
        <table:table-row table:style-name="TableRow25">
          <table:table-cell table:style-name="TableCell26">
            <text:p text:style-name="TableContents">3</text:p>
            <text:p text:style-name="TableContents">6</text:p>
            <text:p text:style-name="TableContents">aaa</text:p>
            <text:p text:style-name="TableContents">aaa</text:p>
            <text:p text:style-name="TableContents">bbb</text:p>
            <text:p text:style-name="TableContents">bbb</text:p>
            <text:p text:style-name="TableContents">ccc</text:p>
            <text:p text:style-name="TableContents">ccc</text:p>
          </table:table-cell>
          <table:table-cell table:style-name="TableCell27">
            <text:p text:style-name="TableContents">18</text:p>
            <text:p text:style-name="TableContents">aaa</text:p>
          </table:table-cell>
        </table:table-row>
      </table:table>
      <text:p text:style-name="Standard"/>
      <text:p text:style-name="Standard">02_Una sola pregunta</text:p>
      <text:p text:style-name="Standard"><text:tab/>Descripción:<text:s/>Se busca el error donde no identifique la solución.<text:s/>(limite inferior).</text:p>
      <text:p text:style-name="Standard"/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IN</text:p>
          </table:table-cell>
          <table:table-cell table:style-name="TableCell34">
            <text:p text:style-name="P35">OUT (Esperado)</text:p>
          </table:table-cell>
        </table:table-row>
        <table:table-row table:style-name="TableRow36">
          <table:table-cell table:style-name="TableCell37">
            <text:p text:style-name="TableContents">1</text:p>
            <text:p text:style-name="TableContents">2</text:p>
            <text:p text:style-name="TableContents">a</text:p>
            <text:p text:style-name="TableContents">a</text:p>
          </table:table-cell>
          <table:table-cell table:style-name="TableCell38">
            <text:p text:style-name="TableContents">2</text:p>
            <text:p text:style-name="TableContents">a</text:p>
          </table:table-cell>
        </table:table-row>
      </table:table>
      <text:p text:style-name="Standard"/>
      <text:p text:style-name="Standard">03_Ultima letra define</text:p>
      <text:p text:style-name="Standard"><text:tab/>Descripción: Se busca el error donde no se identifique que no son todas iguales.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IN</text:p>
          </table:table-cell>
          <table:table-cell table:style-name="TableCell45">
            <text:p text:style-name="P46">OUT (Esperado)</text:p>
          </table:table-cell>
        </table:table-row>
        <table:table-row table:style-name="TableRow47">
          <table:table-cell table:style-name="TableCell48">
            <text:p text:style-name="TableContents">4</text:p>
            <text:p text:style-name="TableContents">4</text:p>
            <text:p text:style-name="TableContents">abcd</text:p>
            <text:p text:style-name="TableContents">abce</text:p>
            <text:p text:style-name="TableContents">abcf</text:p>
            <text:p text:style-name="TableContents">abcf</text:p>
          </table:table-cell>
          <table:table-cell table:style-name="TableCell49">
            <text:p text:style-name="TableContents">32</text:p>
            <text:p text:style-name="TableContents">abcf</text:p>
          </table:table-cell>
        </table:table-row>
      </table:table>
      <text:p text:style-name="Standard"/>
      <text:soft-page-break/>
      <text:p text:style-name="Standard">04_Primera letra define</text:p>
      <text:p text:style-name="Standard"><text:tab/>Descripción: Se busca el error donde no se identifique el error.</text:p>
      <text:p text:style-name="Standard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IN</text:p>
          </table:table-cell>
          <table:table-cell table:style-name="TableCell56">
            <text:p text:style-name="P57">OUT (Esperado)</text:p>
          </table:table-cell>
        </table:table-row>
        <table:table-row table:style-name="TableRow58">
          <table:table-cell table:style-name="TableCell59">
            <text:p text:style-name="TableContents">4</text:p>
            <text:p text:style-name="TableContents">4</text:p>
            <text:p text:style-name="TableContents">zbcd</text:p>
            <text:p text:style-name="TableContents">ybcd</text:p>
            <text:p text:style-name="TableContents">wbcd</text:p>
            <text:p text:style-name="TableContents">zbcd</text:p>
          </table:table-cell>
          <table:table-cell table:style-name="TableCell60">
            <text:p text:style-name="TableContents">32</text:p>
            <text:p text:style-name="TableContents">z</text:p>
          </table:table-cell>
        </table:table-row>
      </table:table>
      <text:p text:style-name="Standard"/>
      <text:p text:style-name="Standard">05_Caso fatiga</text:p>
      <text:p text:style-name="Standard"><text:tab/>Descripción: Se busca el error donde se rompa.</text:p>
      <text:p text:style-name="Standard"/>
      <text:p text:style-name="Standard">500 preguntas, 5000 colaboradores,<text:s/>cada línea n comparte caracteres con la n+1<text:s/>pero la n+2 coincide en un carácter má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boratorios</meta:initial-creator>
    <dc:creator>Laboratorios</dc:creator>
    <meta:creation-date>2016-08-19T20:04:00Z</meta:creation-date>
    <dc:date>2016-09-20T23:07:00Z</dc:date>
    <meta:template xlink:href="Normal.dotm" xlink:type="simple"/>
    <meta:editing-cycles>9</meta:editing-cycles>
    <meta:editing-duration>PT2040S</meta:editing-duration>
    <meta:document-statistic meta:page-count="2" meta:paragraph-count="1" meta:word-count="149" meta:character-count="970" meta:row-count="6" meta:non-whitespace-character-count="822"/>
  </office:meta>
</office:document-meta>
</file>